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f28" officeooo:paragraph-rsid="0018ff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it init</text:p>
      <text:p text:style-name="Standard">git add .</text:p>
      <text:p text:style-name="Standard">git init</text:p>
      <text:p text:style-name="Standard">git status</text:p>
      <text:p text:style-name="Standard">git add Ideas/dest.txt </text:p>
      <text:p text:style-name="Standard">git commit -a "Test commitu"</text:p>
      <text:p text:style-name="Standard"><text:s/>git commit -m "Test commitu"</text:p>
      <text:p text:style-name="Standard"/>
      <text:p text:style-name="Standard">git push</text:p>
      <text:p text:style-name="Standard"/>
      <text:p text:style-name="Standard">Username for 'https://github.com': </text:p>
      <text:p text:style-name="Standard">Password for 'https://github.com': </text:p>
      <text:p text:style-name="Standard"/>
      <text:p text:style-name="Standard"/>
      <text:p text:style-name="Standard">ls -al ~/.ssh <text:s/></text:p>
      <text:p text:style-name="Standard"/>
      <text:p text:style-name="Standard">ssh-keygen -t ed25519 -C "<text:a xlink:type="simple" xlink:href="mailto:jaromirbaca88@gmail.com" text:style-name="Internet_20_link" text:visited-style-name="Visited_20_Internet_20_Link">jaromirbaca88@gmail.com</text:a>"</text:p>
      <text:p text:style-name="Standard"/>
      <text:p text:style-name="Standard">eval "$(ssh-agent -s)"</text:p>
      <text:p text:style-name="Standard"/>
      <text:p text:style-name="Standard">ls -al ~/.ssh</text:p>
      <text:p text:style-name="Standard"/>
      <text:p text:style-name="Standard">ssh-add ~/.ssh/id_ed25519</text:p>
      <text:p text:style-name="Standard"/>
      <text:p text:style-name="Standard">cat ~/.ssh/id_ed25519.pub</text:p>
      <text:p text:style-name="Standard">ssh-ed25519 AAAAC3NzaC1lZDI1NTE5AAAAIEt/dMYQhhVRuRNpj7LQq4UaDJywGaQ0P19mSTPoB/j2 <text:a xlink:type="simple" xlink:href="mailto:jaromirbaca88@gmail.com" text:style-name="Internet_20_link" text:visited-style-name="Visited_20_Internet_20_Link">jaromirbaca88@gmail.com</text:a></text:p>
      <text:p text:style-name="Standard"/>
      <text:p text:style-name="Standard">git init</text:p>
      <text:p text:style-name="Standard">git commit -m "Pridani dest.txt"</text:p>
      <text:p text:style-name="Standard"/>
      <text:p text:style-name="P1">GENERATION</text:p>
      <text:p text:style-name="P1"/>
      <text:p text:style-name="P1">ssh-keygen -t ed25519 -C "<text:a xlink:type="simple" xlink:href="mailto:jaromirbaca88@gmail.com" text:style-name="Internet_20_link" text:visited-style-name="Visited_20_Internet_20_Link">jaromirbaca88@gmail.com</text:a>"</text:p>
      <text:p text:style-name="P1">ls</text:p>
      <text:p text:style-name="P1"/>
      <text:p text:style-name="P1">cd ~/.ssh</text:p>
      <text:p text:style-name="P1"/>
      <text:p text:style-name="P1">ls</text:p>
      <text:p text:style-name="P1"/>
      <text:p text:style-name="P1">cat id_ed25519.pub </text:p>
      <text:p text:style-name="P1">ssh-ed25519 AAAAC3NzaC1lZDI1NTE5AAAAIEt/dMYQhhVRuRNpj7LQq4UaDJywGaQ0P19mSTPoB/j2 <text:a xlink:type="simple" xlink:href="mailto:jaromirbaca88@gmail.com" text:style-name="Internet_20_link" text:visited-style-name="Visited_20_Internet_20_Link">jaromirbaca88@gmail.com</text:a></text:p>
      <text:p text:style-name="P1">cd -</text:p>
      <text:p text:style-name="P1">git pul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3:15:57.457505833</meta:creation-date>
    <dc:date>2022-06-20T23:40:02.758743514</dc:date>
    <meta:editing-duration>PT3M44S</meta:editing-duration>
    <meta:editing-cycles>1</meta:editing-cycles>
    <meta:document-statistic meta:table-count="0" meta:image-count="0" meta:object-count="0" meta:page-count="1" meta:paragraph-count="28" meta:word-count="77" meta:character-count="695" meta:non-whitespace-character-count="639"/>
    <meta:generator>LibreOffice/6.4.7.2$Linux_X86_64 LibreOffice_project/40$Build-2</meta:generator>
  </office:meta>
</office:document-meta>
</file>